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208f62" officeooo:paragraph-rsid="00208f6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T1" style:family="text">
      <style:text-properties officeooo:rsid="00208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3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3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ого блока — байт 00 в самой первой позиции OOB каждой страницы блока. Но, поскольку квалкоммовцы используют свой формат хранения данных на флешке, то заводской маркер дефектного блока в устройствах, построен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.</text:span></text:p>
      <text:p text:style-name="P4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перезаписаны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4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4"/>
      <text:p text:style-name="P2">qrflash - Обработка дефектных блоков при чтении</text:p>
      <text:p text:style-name="P2"/>
      <text:p text:style-name="P4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4"/>
      <text:p text:style-name="P4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4"/>
      <text:p text:style-name="P4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4"/>
      <text:p text:style-name="P4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утверждают, что так можно спасти частитчно убитые данные. Для них режим и оставлен.</text:p>
      <text:p text:style-name="P4"/>
      <text:p text:style-name="P4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1-31T18:01:39.812866951</dc:date>
    <meta:editing-duration>PT26S</meta:editing-duration>
    <meta:editing-cycles>1</meta:editing-cycles>
    <meta:document-statistic meta:table-count="0" meta:image-count="0" meta:object-count="0" meta:page-count="1" meta:paragraph-count="11" meta:word-count="647" meta:character-count="4872" meta:non-whitespace-character-count="4216"/>
    <meta:generator>LibreOffice/5.0.3.2$Linux_X86_64 LibreOffice_project/00m0$Build-2</meta:generator>
  </office:meta>
</office:document-meta>
</file>